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Courier" fo:font-weight="normal" style:font-weight-asian="normal" style:font-weight-complex="normal"/>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style:font-name="Courier" fo:font-weight="bold" style:font-weight-asian="bold" style:font-weight-complex="bold"/>
    </style:style>
    <style:style style:name="P6" style:family="paragraph" style:parent-style-name="Standard">
      <style:text-properties style:font-name="Times New Roman" fo:font-style="normal" fo:font-weight="normal" style:font-style-asian="normal" style:font-weight-asian="normal" style:font-style-complex="normal" style:font-weight-complex="normal"/>
    </style:style>
    <style:style style:name="P7" style:family="paragraph" style:parent-style-name="Standard">
      <style:text-properties style:font-name="Courier" fo:font-style="normal" fo:font-weight="bold" style:font-style-asian="normal" style:font-weight-asian="bold" style:font-style-complex="normal" style:font-weight-complex="bold"/>
    </style:style>
    <style:style style:name="P8" style:family="paragraph" style:parent-style-name="Standard">
      <style:text-properties style:font-name="Times New Roman" fo:font-style="normal" fo:font-weight="bold" style:font-style-asian="normal" style:font-weight-asian="bold" style:font-style-complex="normal" style:font-weight-complex="bold"/>
    </style:style>
    <style:style style:name="P9" style:family="paragraph" style:parent-style-name="Standard">
      <style:text-properties style:font-name="Courier" fo:font-style="normal" fo:font-weight="normal" style:font-style-asian="normal" style:font-weight-asian="normal" style:font-style-complex="normal" style:font-weight-complex="normal"/>
    </style:style>
    <style:style style:name="P10" style:family="paragraph" style:parent-style-name="Standard">
      <style:text-properties style:font-name="Times New Roman"/>
    </style:style>
    <style:style style:name="P11" style:family="paragraph" style:parent-style-name="Standard">
      <style:text-properties style:font-name="Times New Roman"/>
    </style:style>
    <style:style style:name="P12" style:family="paragraph" style:parent-style-name="Standard">
      <style:paragraph-properties fo:margin-left="1.5in" fo:margin-right="0in" fo:text-indent="-1.5in" style:auto-text-indent="false">
        <style:tab-stops>
          <style:tab-stop style:position="0in"/>
        </style:tab-stops>
      </style:paragraph-properties>
      <style:text-properties style:font-name="Times New Roman"/>
    </style:style>
    <style:style style:name="P13" style:family="paragraph" style:parent-style-name="Standard">
      <style:paragraph-properties fo:margin-left="1.5in" fo:margin-right="0in" fo:text-indent="-1.5in" style:auto-text-indent="false">
        <style:tab-stops>
          <style:tab-stop style:position="0in"/>
        </style:tab-stops>
      </style:paragraph-properties>
      <style:text-properties style:font-name="Courier"/>
    </style:style>
    <style:style style:name="P14" style:family="paragraph" style:parent-style-name="Standard">
      <style:paragraph-properties fo:margin-left="1.5in" fo:margin-right="0in" fo:text-indent="-1.5in" style:auto-text-indent="false">
        <style:tab-stops>
          <style:tab-stop style:position="0in"/>
        </style:tab-stops>
      </style:paragraph-properties>
      <style:text-properties fo:color="#000000" style:font-name="Times New Roman"/>
    </style:style>
    <style:style style:name="P15" style:family="paragraph" style:parent-style-name="Standard">
      <style:paragraph-properties fo:margin-left="1.5in" fo:margin-right="0in" fo:text-indent="-1.5in" style:auto-text-indent="false">
        <style:tab-stops>
          <style:tab-stop style:position="0in"/>
        </style:tab-stops>
      </style:paragraph-properties>
      <style:text-properties fo:color="#000000" style:font-name="Courier"/>
    </style:style>
    <style:style style:name="P16" style:family="paragraph" style:parent-style-name="Standard">
      <style:paragraph-properties fo:margin-left="1.5in" fo:margin-right="0in" fo:text-indent="-1.5in" style:auto-text-indent="false">
        <style:tab-stops>
          <style:tab-stop style:position="0in"/>
        </style:tab-stops>
      </style:paragraph-properties>
      <style:text-properties fo:color="#000000" style:font-name="Courier"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font-name="Courier"/>
    </style:style>
    <style:style style:name="T3" style:family="text">
      <style:text-properties style:font-name="Times New Roman"/>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font-name="Times New Roman" fo:font-weight="normal" style:font-weight-asian="normal" style:font-weight-complex="normal"/>
    </style:style>
    <style:style style:name="T8" style:family="text">
      <style:text-properties style:font-name="Courier" fo:font-style="normal" style:font-style-asian="normal" style:font-style-complex="normal"/>
    </style:style>
    <style:style style:name="T9" style:family="text">
      <style:text-properties style:font-name="Times New Roman" fo:font-style="italic" fo:font-weight="normal" style:font-style-asian="italic" style:font-weight-asian="normal" style:font-style-complex="italic" style:font-weight-complex="normal"/>
    </style:style>
    <style:style style:name="T10" style:family="text">
      <style:text-properties style:font-name="Times New Roman" fo:font-style="normal" fo:font-weight="normal" style:font-style-asian="normal" style:font-weight-asian="normal" style:font-style-complex="normal" style:font-weight-complex="normal"/>
    </style:style>
    <style:style style:name="T11" style:family="text">
      <style:text-properties fo:color="#000000" style:font-name="Courier"/>
    </style:style>
    <style:style style:name="T12"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1/26 most of this work has been converted to in-line epytext in the actual Python modules)</text:p>
      <text:p text:style-name="P1">Classes Used in Recon</text:p>
      <text:p text:style-name="P2"/>
      <text:p text:style-name="P2"><text:span text:style-name="T1">Recon (OptionParser) </text:span>from <text:span text:style-name="T1">imaging.tools.Recon</text:span></text:p>
      <text:p text:style-name="P2">As an OptionParser, Recon knows how to interpret various command-line options to fill in an internal list of Option instances. It can also organize other run-time information as options for clarity of design.</text:p>
      <text:p text:style-name="P2"/>
      <text:p text:style-name="P2">Important members:</text:p>
      <text:p text:style-name="P3">_opmanager = OperationManager()</text:p>
      <text:p text:style-name="P4">As an OperationManager, _opmanager holds a list of all available imaging operation classes (scans for Python methods derived from the Operation class in imaging.operations). The list is indexed by the operation's name as a string.</text:p>
      <text:p text:style-name="Standard"/>
      <text:p text:style-name="P3">options = ( ... )</text:p>
      <text:p text:style-name="P2">Sets up an array of run-time <text:span text:style-name="T2">Option</text:span><text:span text:style-name="T3">s</text:span></text:p>
      <text:p text:style-name="P4"/>
      <text:p text:style-name="P4">Important methods: </text:p>
      <text:p text:style-name="P4"><text:span text:style-name="T2">configureOperations()</text:span><text:tab/>creates an OrderedConfigParser object to parse the config file; <text:tab/><text:tab/><text:tab/><text:tab/><text:tab/><text:tab/>returns a list of <text:span text:style-name="T4">(opclass, args)</text:span><text:span text:style-name="T5"> pairs by querying _opmanager for <text:tab/><text:tab/><text:tab/><text:tab/><text:tab/><text:tab/>the operation class by opname, and querying the <text:tab/><text:tab/><text:tab/><text:tab/><text:tab/><text:tab/><text:tab/><text:tab/>OrderedConfigParser for items (argumentss) by section (opname)</text:span></text:p>
      <text:p text:style-name="P5"/>
      <text:p text:style-name="P5"><text:span text:style-name="T6">getOptions()</text:span><text:span text:style-name="T7"><text:tab/>uses OptionParser to fill in the options list from command line input; appends <text:tab/><text:tab/><text:tab/><text:tab/>volume specifications, and input/output directories as options; asks for an index of <text:tab/><text:tab/><text:tab/>requested operations from </text:span><text:span text:style-name="T6">configureOperations()</text:span></text:p>
      <text:p text:style-name="P5"/>
      <text:p text:style-name="P4"><text:span text:style-name="T2">run()<text:tab/><text:tab/></text:span>asks for options from <text:span text:style-name="T8">self.getOptions()</text:span>; starts RunLogger object; <text:tab/><text:tab/><text:tab/><text:tab/><text:tab/>initializes FidImage object from the fid and procpar in data directory; loops <text:tab/><text:tab/><text:tab/><text:tab/>through image operation battery; saves processed image</text:p>
      <text:p text:style-name="P4"/>
      <text:p text:style-name="P4"><text:span text:style-name="T1">OrderedConfigParser (ConfigParser) </text:span>from <text:span text:style-name="T1">imaging.tools.__init__</text:span></text:p>
      <text:p text:style-name="P4">This class extends ConfigParser just slightly, giving it an ordered dictionary to store sections, so that operations listed in the config file are performed in the correct order. Otherwise, the functionality is that of ConfigParser.</text:p>
      <text:p text:style-name="P4"/>
      <text:p text:style-name="P4">Important members:</text:p>
      <text:p text:style-name="P5"><text:span text:style-name="T6">_sections<text:tab/><text:tab/></text:span><text:span text:style-name="T7">an odict with entries for given sections (opnames) and their related items (params)</text:span></text:p>
      <text:p text:style-name="P4"/>
      <text:p text:style-name="P4">Important methods:</text:p>
      <text:p text:style-name="P5"><text:span text:style-name="T6">read(cfgfile)</text:span><text:tab/><text:span text:style-name="T7">parses a config file into sections, each section possibly containing items</text:span></text:p>
      <text:p text:style-name="P4"/>
      <text:p text:style-name="P5"><text:span text:style-name="T6">sections()</text:span><text:span text:style-name="T7"><text:tab/>returns a list of all sections</text:span></text:p>
      <text:p text:style-name="P4"/>
      <text:p text:style-name="P5"><text:span text:style-name="T6">items(section)</text:span><text:tab/><text:span text:style-name="T7">returns a list of </text:span><text:span text:style-name="T9">(name, val)</text:span><text:span text:style-name="T10"> pairs for all items in a section</text:span></text:p>
      <text:p text:style-name="P6"/>
      <text:p text:style-name="P6"><text:span text:style-name="T1">OperationManager (Object)</text:span> from <text:span text:style-name="T1">imaging.operations.__init__</text:span></text:p>
      <text:p text:style-name="P6">Knows how to link an operation name to a real operation class that can be used by Recon.</text:p>
      <text:p text:style-name="P6"/>
      <text:p text:style-name="P6">Important members:</text:p>
      <text:p text:style-name="P7"><text:span text:style-name="T6">_op_index</text:span><text:span text:style-name="T7"><text:tab/><text:tab/>contains mapping from opname to opclass</text:span></text:p>
      <text:p text:style-name="P6"/>
      <text:p text:style-name="P6">Important methods:</text:p>
      <text:p text:style-name="P7"><text:span text:style-name="T6">_load_operation_index()</text:span><text:span text:style-name="T7"><text:tab/>fills in </text:span><text:span text:style-name="T6">_op_index</text:span><text:span text:style-name="T7"> will all subclasses of Operation found in <text:tab/><text:tab/><text:tab/><text:tab/><text:tab/><text:tab/>imaging.operations</text:span></text:p>
      <text:p text:style-name="P6"/>
      <text:p text:style-name="P7"><text:span text:style-name="T6">getOperation(opname)</text:span><text:span text:style-name="T7"><text:tab/>queries </text:span><text:span text:style-name="T6">_op_index</text:span><text:span text:style-name="T7"> for an operation class, given the opname</text:span></text:p>
      <text:p text:style-name="P6"/>
      <text:p text:style-name="P6"><text:span text:style-name="T1">Operation (Object)</text:span> from <text:span text:style-name="T1">imaging.operations.__init__</text:span></text:p>
      <text:p text:style-name="P6">A superclass for all image operations, giving Recon a systematic interface to any operation.</text:p>
      <text:p text:style-name="P6"/>
      <text:p text:style-name="P6">Important members:</text:p>
      <text:p text:style-name="P7"><text:span text:style-name="T6">params=()</text:span><text:span text:style-name="T7"><text:tab/><text:tab/>A list of Parameter objects. This gives an Operation a chance to have any number <text:tab/><text:tab/><text:tab/><text:tab/>of parameters, despite having a standard interface with the system. </text:span><text:span text:style-name="T6">params</text:span><text:span text:style-name="T7"> is <text:tab/><text:tab/><text:tab/><text:tab/>filled in by the subclass.</text:span></text:p>
      <text:p text:style-name="P6"/>
      <text:p text:style-name="P6">Important methods:</text:p>
      <text:p text:style-name="P7"><text:span text:style-name="T6">configure(**kwargs)</text:span><text:span text:style-name="T7"><text:tab/>Called from the constructor, sets parameters listed in </text:span><text:span text:style-name="T6">params</text:span><text:span text:style-name="T7"> to values <text:tab/><text:tab/><text:tab/><text:tab/><text:tab/>given in </text:span><text:span text:style-name="T6">**kwargs</text:span><text:span text:style-name="T7"> (which are originally parsed from the config file)</text:span></text:p>
      <text:p text:style-name="P6"/>
      <text:p text:style-name="P7"><text:span text:style-name="T6">run(image)</text:span><text:span text:style-name="T7"><text:tab/><text:tab/>This is how the Recon system calls an operation to process an image</text:span></text:p>
      <text:p text:style-name="P6"/>
      <text:p text:style-name="P8">Parameter (Object)<text:span text:style-name="T6"> from </text:span>imaging.operations.__init__</text:p>
      <text:p text:style-name="P6">Specifies a named, typed parameter for an Operation. <text:s/>Is used for documentation and during config parsing.</text:p>
      <text:p text:style-name="P8"/>
      <text:p text:style-name="P8">BaseImage (object)<text:span text:style-name="T6"> from </text:span>imaging.imageio</text:p>
      <text:p text:style-name="P6">A general interface for images; knows number of dimensions, dimension sizes in bytes and millimeters. Can produce a subimage.</text:p>
      <text:p text:style-name="P8"/>
      <text:p text:style-name="P8">ProcPar (StaticObjectDictMixin, dict)<text:span text:style-name="T6"> from </text:span>imaging.varian.ProcPar</text:p>
      <text:p text:style-name="P6">A ProcPar object is created with the path to the procpar file. In the constructor, the contents of the procpar file are parsed into dict-style entries. The ProcPar object can then be accessed as a dict, using procpar parameter names as keywords. Being a StaticObjectDictMixin, accesses are read-only.</text:p>
      <text:p text:style-name="P8"/>
      <text:p text:style-name="P8">ProcParImageMixin (object)<text:span text:style-name="T6"> from </text:span>imaging.varian.ProcPar</text:p>
      <text:p text:style-name="P6">ProcParImageMixin keeps a local ProcPar object, and then redefines some ProcPar parameters into image parameters. </text:p>
      <text:p text:style-name="P6"/>
      <text:p text:style-name="P6">Important members:</text:p>
      <text:p text:style-name="P9">_procpar<text:span text:style-name="T3"><text:tab/><text:tab/><text:tab/>The ProcPar object, created with a path to a given procpar file</text:span></text:p>
      <text:p text:style-name="P6"/>
      <text:p text:style-name="P6">Important methods:</text:p>
      <text:p text:style-name="P9">loadParams(datadir)<text:span text:style-name="T3"><text:tab/>Creates </text:span>_procpar<text:span text:style-name="T3"> and then defines several image variables based on the <text:tab/><text:tab/><text:tab/><text:tab/><text:tab/>procpar contents</text:span></text:p>
      <text:p text:style-name="P8"/>
      <text:p text:style-name="P10"><text:span text:style-name="T1">FidImage(BaseImage, ProcParImageMixin)</text:span> from <text:span text:style-name="T1">imaging.varian.FidImage</text:span></text:p>
      <text:p text:style-name="P11">FidImage loads a FID formatted file from a Varian system, knowing how to re-assemble volume data from various scanner sequences. A FidImage is both a BaseImage, giving it a clean, predictable interface appropriate for an image, and a ProcParImageMixin, giving it access to the parsed data from the procpar file. Additionally, FidImage loads more specific volume data such as reference and navigator data. FidImage calls on the FidFile class to interface with the actual data on-disk. FidImage contains a multitude of potentially useful image information that is freely accessible (due to Python’s design), mainly assigned in the <text:span text:style-name="T2">loadParams(…)</text:span> and the <text:span text:style-name="T2">loadData(…)</text:span>methods.</text:p>
      <text:p text:style-name="P11"/>
      <text:p text:style-name="P11">Important members:</text:p>
      <text:p text:style-name="P12"><text:span text:style-name="T2">_procpar</text:span><text:tab/>Being a ProcParImageMixin, FidImage contains all info from the procpar file</text:p>
      <text:p text:style-name="P12"/>
      <text:p text:style-name="P12">(+many other variables assigned in ProcParImageMixin.loadParams(datadir))</text:p>
      <text:p text:style-name="P12"/>
      <text:p text:style-name="P12"><text:span text:style-name="T11">data</text:span><text:span text:style-name="T12"><text:tab/>A rank 4 array containing time-domain data. This array is dimensioned as <text:s/>data(nvol,nslice,n_pe_true,n_fe_true) where nvol is the number of volumes, nslice is the number of slices per volume, n_pe_true is the number of phase-encode lines and n_fe_true is the number read-out points.</text:span></text:p>
      <text:p text:style-name="P13"/>
      <text:p text:style-name="P12"><text:span text:style-name="T11">nav_data</text:span><text:span text:style-name="T12"> <text:tab/>A rank 4 array containing time-domain data for the navigator echoes of the image data. This array is dimensioned as nav_data(nvol,nslice,nav_per_slice,n_fe_true).</text:span></text:p>
      <text:p text:style-name="P14"/>
      <text:p text:style-name="P12"><text:span text:style-name="T11">ref_data</text:span><text:span text:style-name="T12"> <text:tab/>A rank 4 array containing time-domain reference scan data (phase-encode gradients are kept at zero). This array is dimensioned as ref_data(nslice,n_pe_true,n_fe_true).</text:span></text:p>
      <text:p text:style-name="P14"/>
      <text:p text:style-name="P12"><text:span text:style-name="T11">ref_nav_data</text:span><text:span text:style-name="T12"> <text:tab/>A rank 4 array containing time-domain data for the navigator echoes of the reference scan data which is dimensioned as ref_nav_data(nslice,nav_per_slice,n_fe_true).</text:span></text:p>
      <text:p text:style-name="P14"/>
      <text:p text:style-name="P14"/>
      <text:p text:style-name="P14">Important methods:</text:p>
      <text:p text:style-name="P15">loadParams(datadir, tr=None)</text:p>
      <text:p text:style-name="P15"/>
      <text:p text:style-name="P15">loadData(datadir)<text:tab/></text:p>
      <text:p text:style-name="P16"/>
      <text:p text:style-name="P16">_load_petable()</text:p>
      <text:p text:style-name="P6"/>
      <text:p text:style-name="P6"/>
      <text:p text:style-name="P6"/>
      <text:p text:style-name="P8">FidFile (file, _HeaderBa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43$Build-8986</meta:generator>
    <meta:creation-date>2006-01-25T10:37:37</meta:creation-date>
    <dc:date>2006-01-26T16:14:20</dc:date>
    <dc:language>en-US</dc:language>
    <meta:editing-cycles>6</meta:editing-cycles>
    <meta:editing-duration>PT12H20M14S</meta:editing-duration>
    <meta:user-defined meta:name="Info 1"/>
    <meta:user-defined meta:name="Info 2"/>
    <meta:user-defined meta:name="Info 3"/>
    <meta:user-defined meta:name="Info 4"/>
    <meta:document-statistic meta:table-count="0" meta:image-count="0" meta:object-count="0" meta:page-count="3" meta:paragraph-count="61" meta:word-count="907" meta:character-count="6030"/>
  </office:meta>
</office:document-meta>
</file>